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svg" manifest:media-type="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png" manifest:media-type="image/png"/>
  <manifest:file-entry manifest:full-path="media/image1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1">
      <style:graphic-properties draw:fill="none" draw:stroke="solid" svg:stroke-width="0.02083in" svg:stroke-color="#156082" draw:marker-end="a410" svg:stroke-opacity="100%" draw:stroke-linejoin="miter" svg:stroke-linecap="butt"/>
    </style:style>
    <style:style style:family="graphic" style:name="a413">
      <style:graphic-properties draw:fill="none" draw:stroke="solid" svg:stroke-width="0.02083in" svg:stroke-color="#156082" draw:marker-end="a412" svg:stroke-opacity="100%" draw:stroke-linejoin="miter" svg:stroke-linecap="butt"/>
    </style:style>
    <style:style style:family="graphic" style:name="a415">
      <style:graphic-properties draw:fill="none" draw:stroke="solid" svg:stroke-width="0.02083in" svg:stroke-color="#156082" draw:marker-end="a414" svg:stroke-opacity="100%" draw:stroke-linejoin="miter" svg:stroke-linecap="butt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9" style:parent-style-name="Graphics">
      <style:graphic-properties draw:fill="none" fo:clip="rect(0in, 0in, 0in, 0in)" draw:stroke="non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46b1e1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3">
      <style:graphic-properties draw:fill="none" draw:stroke="solid" svg:stroke-width="0.02083in" svg:stroke-color="#156082" draw:marker-end="a422" svg:stroke-opacity="100%" draw:stroke-linejoin="miter" svg:stroke-linecap="butt"/>
    </style:style>
    <style:style style:family="graphic" style:name="a425">
      <style:graphic-properties draw:fill="none" draw:stroke="solid" svg:stroke-width="0.02083in" svg:stroke-color="#156082" draw:marker-end="a424" svg:stroke-opacity="100%" draw:stroke-linejoin="miter" svg:stroke-linecap="butt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9" style:parent-style-name="Graphics">
      <style:graphic-properties draw:fill="none" fo:clip="rect(0in, 0in, 0in, 1.50032in)" draw:stroke="none"/>
    </style:style>
    <style:style style:family="graphic" style:name="a390" style:parent-style-name="Graphics">
      <style:graphic-properties draw:fill="none" fo:clip="rect(0.142in, 0.26753in, 0.35983in, 0.29773in)" draw:stroke="none"/>
    </style:style>
    <style:style style:family="graphic" style:name="a391" style:parent-style-name="Graphics">
      <style:graphic-properties draw:fill="none" fo:clip="rect(0in, 0in, 0in, 0in)" draw:stroke="non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 style:parent-style-name="Graphics">
      <style:graphic-properties draw:fill="none" fo:clip="rect(0in, 0in, 0in, 0in)" draw:stroke="non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3" style:parent-style-name="Graphics">
      <style:graphic-properties draw:fill="none" fo:clip="rect(0in, 9.056in, 0in, 8.55in)" draw:stroke="none"/>
    </style:style>
    <style:style style:family="graphic" style:name="a394" style:parent-style-name="Graphics">
      <style:graphic-properties draw:fill="none" fo:clip="rect(0in, 0in, 0in, 0in)" draw:stroke="none"/>
    </style:style>
    <style:style style:family="graphic" style:name="a403">
      <style:graphic-properties draw:fill="none" draw:stroke="solid" svg:stroke-width="0.02083in" svg:stroke-color="#156082" draw:marker-end="a402" svg:stroke-opacity="100%" draw:stroke-linejoin="miter" svg:stroke-linecap="butt"/>
    </style:style>
    <style:style style:family="graphic" style:name="a395" style:parent-style-name="Graphics">
      <style:graphic-properties draw:fill="none" fo:clip="rect(0in, 0in, 0.51797in, 0.1463in)" draw:stroke="non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 style:parent-style-name="Graphics">
      <style:graphic-properties draw:fill="none" fo:clip="rect(0in, 0in, 0in, 0in)" draw:stroke="non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 style:parent-style-name="Graphics">
      <style:graphic-properties draw:fill="none" draw:stroke="non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 style:parent-style-name="Graphics">
      <style:graphic-properties draw:fill="none" fo:clip="rect(0.52607in, 0in, 0.59854in, 0in)" draw:stroke="none"/>
    </style:style>
    <style:style style:family="graphic" style:name="a407" style:parent-style-name="Graphics">
      <style:graphic-properties draw:fill="none" fo:clip="rect(1.32519in, 1.86512in, 1.348in, 1.748in)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 style:parent-style-name="Graphics">
      <style:graphic-properties draw:fill="none" fo:clip="rect(0in, 2.50383in, 0in, 1.9155in)" draw:stroke="none"/>
    </style:style>
    <style:style style:family="graphic" style:name="a409" style:parent-style-name="Graphics">
      <style:graphic-properties draw:fill="none" fo:clip="rect(0in, 0in, 0in, 0in)" draw:stroke="non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46b1e1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left" draw:fill="solid" draw:fill-color="#46b1e1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5" draw:style-name="a356" draw:master-page-name="Master1-Layout2-obj-Title-and-Content" presentation:presentation-page-layout-name="Master1-PPL2" draw:id="Slide-260">
        <draw:custom-shape svg:x="1.75269in" svg:y="0.63441in" svg:width="5.96774in" svg:height="3.87097in" draw:id="id63" draw:style-name="a359" draw:name="Rectangle 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3871in" svg:y="0.63441in" svg:width="1.9086in" svg:height="3.87097in" draw:id="id64" draw:style-name="a362" draw:name="Rectangle 4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5269in" svg:y="4.93011in" svg:width="8.49462in" svg:height="2.17742in" draw:id="id65" draw:style-name="a365" draw:name="Rectangle 5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5269in" svg:y="0.63441in" svg:width="5.96774in" svg:height="0.87097in" draw:id="id66" draw:style-name="a368" draw:name="Rectangle 6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3871in" svg:y="0.63441in" svg:width="1.9086in" svg:height="0.87097in" draw:id="id67" draw:style-name="a371" draw:name="Rectangle 7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5269in" svg:y="4.91935in" svg:width="8.49462in" svg:height="0.87097in" draw:id="id68" draw:style-name="a374" draw:name="Rectangle 8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378" draw:name="TextBox 9" svg:x="3.19355in" svg:y="0.75013in" svg:width="3.97622in" svg:height="0.63952in">
          <draw:text-box>
            <text:p text:style-name="a377" text:class-names="" text:cond-style-name=""><text:span text:style-name="a375" text:class-names="">Data Engineering</text:span><text:span text:style-name="a376" text:class-names=""/></text:p>
          </draw:text-box>
          <svg:title/>
          <svg:desc/>
        </draw:frame>
        <draw:frame draw:id="id70" draw:style-name="a384" draw:name="TextBox 11" svg:x="8.52957in" svg:y="0.63441in" svg:width="1.52688in" svg:height="0.90879in">
          <draw:text-box>
            <text:p text:style-name="a380" text:class-names="" text:cond-style-name=""><text:span text:style-name="a379" text:class-names="">Data<text:s text:c="1"/></text:span></text:p>
            <text:p text:style-name="a383" text:class-names="" text:cond-style-name=""><text:span text:style-name="a381" text:class-names="">Analysis</text:span><text:span text:style-name="a382" text:class-names=""/></text:p>
          </draw:text-box>
          <svg:title/>
          <svg:desc/>
        </draw:frame>
        <draw:frame draw:id="id71" draw:style-name="a388" draw:name="TextBox 13" svg:x="3.08602in" svg:y="4.95717in" svg:width="6.80376in" svg:height="0.63952in">
          <draw:text-box>
            <text:p text:style-name="a387" text:class-names="" text:cond-style-name=""><text:span text:style-name="a385" text:class-names="">Data Science <text:s text:c="1"/>+ Deployment</text:span><text:span text:style-name="a386" text:class-names=""/></text:p>
          </draw:text-box>
          <svg:title/>
          <svg:desc/>
        </draw:frame>
        <draw:frame draw:id="id72" draw:style-name="a389" draw:name="Picture 2" svg:x="1.88683in" svg:y="1.69035in" svg:width="1.01311in" svg:height="0.54297in" style:rel-width="scale" style:rel-height="scale">
          <draw:image xlink:href="media/image1.jpeg" xlink:type="simple" xlink:show="embed" xlink:actuate="onLoad"/>
          <svg:title/>
          <svg:desc>Microsoft SQL Server Knowledge Bank: Azure Data Lake Introductory</svg:desc>
        </draw:frame>
        <draw:frame draw:id="id73" draw:style-name="a390" draw:name="Picture 8" svg:x="2.00159in" svg:y="2.26423in" svg:width="0.76837in" svg:height="0.84515in" style:rel-width="scale" style:rel-height="scale">
          <draw:image xlink:href="media/image2.jpeg" xlink:type="simple" xlink:show="embed" xlink:actuate="onLoad"/>
          <svg:title/>
          <svg:desc>Api Icon Images – Browse 29,538 Stock Photos, Vectors, and Video | Adobe  Stock</svg:desc>
        </draw:frame>
        <draw:frame draw:id="id74" draw:style-name="a391" draw:name="Picture 10" svg:x="2.16498in" svg:y="3.20541in" svg:width="0.457in" svg:height="0.457in" style:rel-width="scale" style:rel-height="scale">
          <draw:image xlink:href="media/image3.png" xlink:type="simple" xlink:show="embed" xlink:actuate="onLoad"/>
          <svg:title/>
          <svg:desc>Download Free Csv Generic Flat icon Icons in PNG &amp; SVG</svg:desc>
        </draw:frame>
        <draw:frame draw:id="id75" draw:style-name="a392" draw:name="Picture 16" svg:x="4.69602in" svg:y="1.94337in" svg:width="1.69048in" svg:height="0.65308in" style:rel-width="scale" style:rel-height="scale">
          <draw:image xlink:href="media/image4.png" xlink:type="simple" xlink:show="embed" xlink:actuate="onLoad"/>
          <svg:title/>
          <svg:desc/>
        </draw:frame>
        <draw:frame draw:id="id76" draw:style-name="a393" draw:name="Picture 26" svg:x="8.88489in" svg:y="2.93636in" svg:width="0.90451in" svg:height="0.90879in" style:rel-width="scale" style:rel-height="scale">
          <draw:image xlink:href="media/image5.png" xlink:type="simple" xlink:show="embed" xlink:actuate="onLoad"/>
          <svg:title/>
          <svg:desc>Microsoft Power BI - Samsara</svg:desc>
        </draw:frame>
        <draw:frame draw:id="id77" draw:style-name="a394" draw:name="Picture 28" svg:x="8.93275in" svg:y="1.76079in" svg:width="0.87694in" svg:height="0.87694in" style:rel-width="scale" style:rel-height="scale">
          <draw:image xlink:href="media/image6.png" xlink:type="simple" xlink:show="embed" xlink:actuate="onLoad"/>
          <svg:title/>
          <svg:desc>Data Analysis Icon - Free Download Business Icons | IconScout</svg:desc>
        </draw:frame>
        <draw:frame draw:id="id78" draw:style-name="a395" draw:name="Picture 34" svg:x="2.1952in" svg:y="6.10646in" svg:width="0.57154in" svg:height="0.50488in" style:rel-width="scale" style:rel-height="scale">
          <draw:image xlink:href="media/image7.jpeg" xlink:type="simple" xlink:show="embed" xlink:actuate="onLoad"/>
          <svg:title/>
          <svg:desc/>
        </draw:frame>
        <draw:frame draw:id="id79" draw:style-name="a396" draw:name="Picture 36" svg:x="2.98926in" svg:y="6.11475in" svg:width="1.06898in" svg:height="0.53449in" style:rel-width="scale" style:rel-height="scale">
          <draw:image xlink:href="media/image8.png" xlink:type="simple" xlink:show="embed" xlink:actuate="onLoad"/>
          <svg:title/>
          <svg:desc>MLflow: Eine Plattform für den Machine Learning Lifecycle</svg:desc>
        </draw:frame>
        <draw:frame draw:id="id80" draw:style-name="a397" draw:name="Graphic 30" svg:x="8.82941in" svg:y="6.05898in" svg:width="0.9691in" svg:height="0.83602in" style:rel-width="scale" style:rel-height="scale">
          <draw:image xlink:href="media/image9.svg" xlink:type="simple" xlink:show="embed" xlink:actuate="onLoad"/>
          <svg:title/>
          <svg:desc/>
        </draw:frame>
        <draw:frame draw:id="id81" draw:style-name="a398" draw:name="Picture 40" svg:x="5.24304in" svg:y="6.09818in" svg:width="0.87925in" svg:height="0.69382in" style:rel-width="scale" style:rel-height="scale">
          <draw:image xlink:href="media/image10.png" xlink:type="simple" xlink:show="embed" xlink:actuate="onLoad"/>
          <svg:title/>
          <svg:desc>Free Rest Api Blue Logo SVG, PNG Icon, Symbol. Download Image.</svg:desc>
        </draw:frame>
        <draw:custom-shape svg:x="2.83101in" svg:y="1.65944in" svg:width="0.37396in" svg:height="2.19905in" draw:id="id82" draw:style-name="a401" draw:name="Right Bracket 31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86 ?f87 ?f88 ?f89 ?f11 ?f11 ?f83 ?f85  W ?f90 ?f91 ?f92 ?f93 ?f11 ?f11 ?f83 ?f85 L ?f20 ?f30 A ?f129 ?f130 ?f131 ?f132 ?f20 ?f30 ?f126 ?f128  W ?f133 ?f134 ?f135 ?f136 ?f20 ?f30 ?f126 ?f128 Z N F M ?f11 ?f11 A ?f86 ?f87 ?f88 ?f89 ?f11 ?f11 ?f83 ?f85  W ?f90 ?f91 ?f92 ?f93 ?f11 ?f11 ?f83 ?f85 L ?f20 ?f30 A ?f129 ?f130 ?f131 ?f132 ?f20 ?f30 ?f126 ?f128  W ?f133 ?f134 ?f135 ?f136 ?f20 ?f30 ?f126 ?f128 N" draw:text-areas="?f11 ?f44 ?f43 ?f46" draw:glue-points="?f11 ?f11 ?f11 ?f21 ?f20 ?f27" draw:glue-point-leaving-directions="-180, -360, -27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8333"/>
            <draw:equation draw:name="f13" draw:formula="2700000 + ?f2"/>
            <draw:equation draw:name="f14" draw:formula="?f13 - ?f2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?f22 / 2"/>
            <draw:equation draw:name="f25" draw:formula="min(?f23, ?f22)"/>
            <draw:equation draw:name="f26" draw:formula="?f23 * ?f19"/>
            <draw:equation draw:name="f27" draw:formula="?f11 + ?f24"/>
            <draw:equation draw:name="f28" draw:formula="?f25 * ?f12"/>
            <draw:equation draw:name="f29" draw:formula="?f28 / 100000"/>
            <draw:equation draw:name="f30" draw:formula="?f21 - ?f29"/>
            <draw:equation draw:name="f31" draw:formula="?f29 * ?f19"/>
            <draw:equation draw:name="f32" draw:formula="?f14 + ?f2"/>
            <draw:equation draw:name="f33" draw:formula="?f32 * ?f10 / ?f1"/>
            <draw:equation draw:name="f34" draw:formula="0 - ?f33"/>
            <draw:equation draw:name="f35" draw:formula="sin(?f34)"/>
            <draw:equation draw:name="f36" draw:formula="0 - ?f35"/>
            <draw:equation draw:name="f37" draw:formula="?f36"/>
            <draw:equation draw:name="f38" draw:formula="cos(?f34)"/>
            <draw:equation draw:name="f39" draw:formula="0 - ?f38"/>
            <draw:equation draw:name="f40" draw:formula="?f39"/>
            <draw:equation draw:name="f41" draw:formula="?f37 * ?f23"/>
            <draw:equation draw:name="f42" draw:formula="?f40 * ?f29"/>
            <draw:equation draw:name="f43" draw:formula="?f11 + ?f41"/>
            <draw:equation draw:name="f44" draw:formula="?f29 - ?f42"/>
            <draw:equation draw:name="f45" draw:formula="?f21 + ?f42"/>
            <draw:equation draw:name="f46" draw:formula="?f45 - ?f29"/>
            <draw:equation draw:name="f47" draw:formula="21550000 - ?f2"/>
            <draw:equation draw:name="f48" draw:formula="if(?f47, ?f2, 21550000)"/>
            <draw:equation draw:name="f49" draw:formula="-21550000 - ?f48"/>
            <draw:equation draw:name="f50" draw:formula="if(?f49, -21550000, ?f48)"/>
            <draw:equation draw:name="f51" draw:formula="?f0 + ?f50"/>
            <draw:equation draw:name="f52" draw:formula="?f0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6"/>
            <draw:equation draw:name="f58" draw:formula="sin(?f54)"/>
            <draw:equation draw:name="f59" draw:formula="0 - ?f58"/>
            <draw:equation draw:name="f60" draw:formula="?f59 * ?f31"/>
            <draw:equation draw:name="f61" draw:formula="sqrt(?f57 * ?f57 + ?f60 * ?f60 + 0 * 0)"/>
            <draw:equation draw:name="f62" draw:formula="?f26 * ?f31 / ?f61"/>
            <draw:equation draw:name="f63" draw:formula="?f59 * ?f62"/>
            <draw:equation draw:name="f64" draw:formula="?f11 - ?f63"/>
            <draw:equation draw:name="f65" draw:formula="?f56 * ?f62"/>
            <draw:equation draw:name="f66" draw:formula="?f11 - ?f65"/>
            <draw:equation draw:name="f67" draw:formula="?f64 - ?f26"/>
            <draw:equation draw:name="f68" draw:formula="?f66 - ?f31"/>
            <draw:equation draw:name="f69" draw:formula="?f64 + ?f26"/>
            <draw:equation draw:name="f70" draw:formula="?f66 + ?f31"/>
            <draw:equation draw:name="f71" draw:formula="?f51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26"/>
            <draw:equation draw:name="f77" draw:formula="sin(?f73)"/>
            <draw:equation draw:name="f78" draw:formula="0 - ?f77"/>
            <draw:equation draw:name="f79" draw:formula="?f78 * ?f31"/>
            <draw:equation draw:name="f80" draw:formula="sqrt(?f76 * ?f76 + ?f79 * ?f79 + 0 * 0)"/>
            <draw:equation draw:name="f81" draw:formula="?f26 * ?f31 / ?f80"/>
            <draw:equation draw:name="f82" draw:formula="?f78 * ?f81"/>
            <draw:equation draw:name="f83" draw:formula="?f64 + ?f82"/>
            <draw:equation draw:name="f84" draw:formula="?f75 * ?f81"/>
            <draw:equation draw:name="f85" draw:formula="?f66 + ?f84"/>
            <draw:equation draw:name="f86" draw:formula="if(?f50, ?f11, ?f67)"/>
            <draw:equation draw:name="f87" draw:formula="if(?f50, ?f11, ?f68)"/>
            <draw:equation draw:name="f88" draw:formula="if(?f50, ?f11, ?f69)"/>
            <draw:equation draw:name="f89" draw:formula="if(?f50, ?f11, ?f70)"/>
            <draw:equation draw:name="f90" draw:formula="if(?f50, ?f67, ?f83)"/>
            <draw:equation draw:name="f91" draw:formula="if(?f50, ?f68, ?f85)"/>
            <draw:equation draw:name="f92" draw:formula="if(?f50, ?f69, ?f83)"/>
            <draw:equation draw:name="f93" draw:formula="if(?f50, ?f70, ?f85)"/>
            <draw:equation draw:name="f94" draw:formula="?f11 + ?f50"/>
            <draw:equation draw:name="f95" draw:formula="?f11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26"/>
            <draw:equation draw:name="f101" draw:formula="sin(?f97)"/>
            <draw:equation draw:name="f102" draw:formula="0 - ?f101"/>
            <draw:equation draw:name="f103" draw:formula="?f102 * ?f31"/>
            <draw:equation draw:name="f104" draw:formula="sqrt(?f100 * ?f100 + ?f103 * ?f103 + 0 * 0)"/>
            <draw:equation draw:name="f105" draw:formula="?f26 * ?f31 / ?f104"/>
            <draw:equation draw:name="f106" draw:formula="?f102 * ?f105"/>
            <draw:equation draw:name="f107" draw:formula="?f20 - ?f106"/>
            <draw:equation draw:name="f108" draw:formula="?f99 * ?f105"/>
            <draw:equation draw:name="f109" draw:formula="?f30 - ?f108"/>
            <draw:equation draw:name="f110" draw:formula="?f107 - ?f26"/>
            <draw:equation draw:name="f111" draw:formula="?f109 - ?f31"/>
            <draw:equation draw:name="f112" draw:formula="?f107 + ?f26"/>
            <draw:equation draw:name="f113" draw:formula="?f109 + ?f31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26"/>
            <draw:equation draw:name="f120" draw:formula="sin(?f116)"/>
            <draw:equation draw:name="f121" draw:formula="0 - ?f120"/>
            <draw:equation draw:name="f122" draw:formula="?f121 * ?f31"/>
            <draw:equation draw:name="f123" draw:formula="sqrt(?f119 * ?f119 + ?f122 * ?f122 + 0 * 0)"/>
            <draw:equation draw:name="f124" draw:formula="?f26 * ?f31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50, ?f20, ?f110)"/>
            <draw:equation draw:name="f130" draw:formula="if(?f50, ?f30, ?f111)"/>
            <draw:equation draw:name="f131" draw:formula="if(?f50, ?f20, ?f112)"/>
            <draw:equation draw:name="f132" draw:formula="if(?f50, ?f30, ?f113)"/>
            <draw:equation draw:name="f133" draw:formula="if(?f50, ?f110, ?f126)"/>
            <draw:equation draw:name="f134" draw:formula="if(?f50, ?f111, ?f128)"/>
            <draw:equation draw:name="f135" draw:formula="if(?f50, ?f112, ?f126)"/>
            <draw:equation draw:name="f136" draw:formula="if(?f50, ?f113, ?f128)"/>
          </draw:enhanced-geometry>
        </draw:custom-shape>
        <draw:connector draw:type="line" svg:x1="3.20496in" svg:y1="2.49803in" svg:x2="4.37873in" svg:y2="2.49803in" draw:id="id83" draw:style-name="a403" draw:name="Straight Arrow Connector 33">
          <svg:title/>
          <svg:desc/>
        </draw:connector>
        <draw:custom-shape svg:x="4.63735in" svg:y="2.98333in" svg:width="2.7253in" svg:height="1.37776in" draw:id="id84" draw:style-name="a406" draw:name="Rectangle: Rounded Corners 37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5" draw:style-name="a407" draw:name="Picture 20" svg:x="4.85769in" svg:y="3.22196in" svg:width="0.83875in" svg:height="0.33759in" style:rel-width="scale" style:rel-height="scale">
          <draw:image xlink:href="media/image11.png" xlink:type="simple" xlink:show="embed" xlink:actuate="onLoad"/>
          <svg:title/>
          <svg:desc>Moderne Data Pipelines mit dem data build tool (dbt) – Teil 1: Einführung</svg:desc>
        </draw:frame>
        <draw:frame draw:id="id86" draw:style-name="a408" draw:name="Picture 24" svg:x="5.70309in" svg:y="3.54548in" svg:width="0.55097in" svg:height="0.77276in" style:rel-width="scale" style:rel-height="scale">
          <draw:image xlink:href="media/image12.jpeg" xlink:type="simple" xlink:show="embed" xlink:actuate="onLoad"/>
          <svg:title/>
          <svg:desc>55321 – SQL Server Integration Services | Advanced Training</svg:desc>
        </draw:frame>
        <draw:frame draw:id="id87" draw:style-name="a409" draw:name="Picture 18" svg:x="6.25406in" svg:y="3.20541in" svg:width="0.65308in" svg:height="0.65308in" style:rel-width="scale" style:rel-height="scale">
          <draw:image xlink:href="media/image13.png" xlink:type="simple" xlink:show="embed" xlink:actuate="onLoad"/>
          <svg:title/>
          <svg:desc>Etl - Free networking icons</svg:desc>
        </draw:frame>
        <draw:connector draw:type="line" svg:x1="5.86667in" svg:y1="2.63773in" svg:x2="6.11667in" svg:y2="2.88374in" draw:id="id88" draw:style-name="a411" draw:name="Straight Arrow Connector 42">
          <svg:title/>
          <svg:desc/>
        </draw:connector>
        <draw:connector draw:type="line" svg:x1="7.19921in" svg:y1="3.39076in" svg:x2="8.19569in" svg:y2="2.98333in" draw:id="id89" draw:style-name="a413" draw:name="Straight Arrow Connector 44">
          <svg:title/>
          <svg:desc/>
        </draw:connector>
        <draw:connector draw:type="line" svg:x1="5.64721in" svg:y1="4.19312in" svg:x2="4.80847in" svg:y2="4.8026in" draw:id="id90" draw:style-name="a415" draw:name="Straight Arrow Connector 46">
          <svg:title/>
          <svg:desc/>
        </draw:connector>
        <draw:frame draw:id="id91" draw:style-name="a421" draw:name="TextBox 50" svg:x="2.55783in" svg:y="6.52007in" svg:width="0.86286in" svg:height="0.50488in">
          <draw:text-box>
            <text:p text:style-name="a417" text:class-names="" text:cond-style-name=""><text:span text:style-name="a416" text:class-names="">Machine<text:s text:c="1"/></text:span></text:p>
            <text:p text:style-name="a420" text:class-names="" text:cond-style-name=""><text:span text:style-name="a418" text:class-names="">Learning</text:span><text:span text:style-name="a419" text:class-names=""/></text:p>
          </draw:text-box>
          <svg:title/>
          <svg:desc/>
        </draw:frame>
        <draw:connector draw:type="line" svg:x1="4.46402in" svg:y1="6.4295in" svg:x2="4.80847in" svg:y2="6.4295in" draw:id="id92" draw:style-name="a423" draw:name="Straight Arrow Connector 53">
          <svg:title/>
          <svg:desc/>
        </draw:connector>
        <draw:connector draw:type="line" svg:x1="7.99427in" svg:y1="6.4295in" svg:x2="8.33871in" svg:y2="6.4295in" draw:id="id93" draw:style-name="a425" draw:name="Straight Arrow Connector 54">
          <svg:title/>
          <svg:desc/>
        </draw:connector>
        <draw:custom-shape svg:x="6.5in" svg:y="3.58333in" svg:width="0.33333in" svg:height="0.33333in" draw:id="id94" draw:style-name="a428" draw:name="AutoShape 2">
          <svg:title/>
          <svg:desc>Postman Vector SVG Icon (9) - SVG Repo</svg:desc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429" draw:name="Picture 8" svg:x="6.5806in" svg:y="6.14982in" svg:width="0.90316in" svg:height="0.59821in" style:rel-width="scale" style:rel-height="scale">
          <draw:image xlink:href="media/image14.jpeg" xlink:type="simple" xlink:show="embed" xlink:actuate="onLoad"/>
          <svg:title/>
          <svg:desc>Realizar pruebas de api utilizando postman y newman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412" svg:viewBox="0 0 20 30" svg:d="m10 0-10 30h20z"/>
    <draw:marker draw:name="a424" svg:viewBox="0 0 20 30" svg:d="m10 0-10 30h20z"/>
    <draw:marker draw:name="a402" svg:viewBox="0 0 20 30" svg:d="m10 0-10 30h20z"/>
    <draw:marker draw:name="a414" svg:viewBox="0 0 20 30" svg:d="m10 0-10 30h20z"/>
    <draw:marker draw:name="a410" svg:viewBox="0 0 20 30" svg:d="m10 0-10 30h20z"/>
    <draw:marker draw:name="a42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/04/202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0/04/202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0/04/202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0/04/202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0/04/202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0/04/202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0/04/202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0/04/202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0/04/202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0/04/202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0/04/202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0/04/202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zizjon Turaev</meta:initial-creator>
    <dc:creator>Azizjon Turaev</dc:creator>
    <meta:creation-date>2025-04-20T00:00:32Z</meta:creation-date>
    <dc:date>2025-04-20T01:06:58Z</dc:date>
    <meta:editing-cycles>1</meta:editing-cycles>
    <meta:editing-duration>PT0S</meta:editing-duration>
    <meta:document-statistic meta:paragraph-count="6" meta:word-count="10"/>
  </office:meta>
</office:document-meta>
</file>